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c5e0db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style:font-name="Liberation Serif" officeooo:rsid="01934c6a" officeooo:paragraph-rsid="01bf2ed9" fo:background-color="transparent"/>
    </style:style>
    <style:style style:name="P4" style:family="paragraph" style:parent-style-name="Standard">
      <style:text-properties style:font-name="Liberation Serif" officeooo:rsid="01934c6a" officeooo:paragraph-rsid="01e9e126" fo:background-color="transparent"/>
    </style:style>
    <style:style style:name="P5" style:family="paragraph" style:parent-style-name="Standard">
      <style:text-properties style:font-name="Liberation Serif" officeooo:rsid="0195c444" officeooo:paragraph-rsid="01bf2ed9"/>
    </style:style>
    <style:style style:name="P6" style:family="paragraph" style:parent-style-name="Standard">
      <style:text-properties officeooo:rsid="006e9c4b" officeooo:paragraph-rsid="01e9e126"/>
    </style:style>
    <style:style style:name="P7" style:family="paragraph" style:parent-style-name="Standard">
      <style:text-properties officeooo:rsid="0212cc92" officeooo:paragraph-rsid="01e9e126"/>
    </style:style>
    <style:style style:name="P8" style:family="paragraph" style:parent-style-name="Title">
      <style:text-properties fo:font-size="28pt" officeooo:rsid="01a4271f" officeooo:paragraph-rsid="0190b051" style:font-size-asian="28pt" style:font-size-complex="28pt"/>
    </style:style>
    <style:style style:name="P9" style:family="paragraph" style:parent-style-name="Text_20_body">
      <style:text-properties style:font-name="Liberation Serif" officeooo:rsid="0195c444" officeooo:paragraph-rsid="01bf2ed9"/>
    </style:style>
    <style:style style:name="P10" style:family="paragraph" style:parent-style-name="Heading_20_1">
      <style:text-properties officeooo:rsid="01bf2ed9" officeooo:paragraph-rsid="01bf2ed9"/>
    </style:style>
    <style:style style:name="T1" style:family="text">
      <style:text-properties style:text-position="super 58%" officeooo:rsid="007dee7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normal" fo:font-weight="normal" officeooo:rsid="01b13015" fo:background-color="#fff200" loext:char-shading-value="0" style:font-style-asian="normal" style:font-weight-asian="normal" style:font-style-complex="normal" style:font-weight-complex="normal"/>
    </style:style>
    <style:style style:name="T4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officeooo:rsid="01bdeb38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1b7d5c0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tyle="normal" fo:font-weight="normal" officeooo:rsid="01146aef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212cc92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bold" officeooo:rsid="01f0d908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fo:font-weight="bold" officeooo:rsid="01e9e126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tyle="normal" fo:font-weight="bold" officeooo:rsid="0212cc92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tyle="normal" fo:font-weight="bold" officeooo:rsid="01e9e126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italic" fo:font-weight="normal" officeooo:rsid="01ba61a6" fo:background-color="#fff200" loext:char-shading-value="0" style:font-style-asian="italic" style:font-weight-asian="normal" style:font-style-complex="italic" style:font-weight-complex="normal"/>
    </style:style>
    <style:style style:name="T19" style:family="text">
      <style:text-properties style:font-name="Liberation Serif" fo:font-style="italic" fo:font-weight="normal" officeooo:rsid="01eb530d" fo:background-color="#fff200" loext:char-shading-value="0" style:font-style-asian="italic" style:font-weight-asian="normal" style:font-style-complex="italic" style:font-weight-complex="normal"/>
    </style:style>
    <style:style style:name="T20" style:family="text">
      <style:text-properties style:font-name="Liberation Serif" fo:font-style="italic" fo:font-weight="normal" officeooo:rsid="01ba61a6" style:font-style-asian="italic" style:font-weight-asian="normal" style:font-style-complex="italic" style:font-weight-complex="normal"/>
    </style:style>
    <style:style style:name="T21" style:family="text">
      <style:text-properties style:font-name="Liberation Serif" fo:font-style="italic" fo:font-weight="normal" officeooo:rsid="01eb530d" style:font-style-asian="italic" style:font-weight-asian="normal" style:font-style-complex="italic" style:font-weight-complex="normal"/>
    </style:style>
    <style:style style:name="T22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style:font-name="Liberation Serif" fo:font-style="italic" fo:font-weight="normal" officeooo:rsid="01eb530d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style:font-name="Liberation Serif" fo:font-style="italic" fo:font-weight="normal" officeooo:rsid="01eb530d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officeooo:rsid="01bf2ed9"/>
    </style:style>
    <style:style style:name="T27" style:family="text">
      <style:text-properties officeooo:rsid="01c6b043"/>
    </style:style>
    <style:style style:name="T28" style:family="text">
      <style:text-properties fo:color="#ce181e" style:font-name="Liberation Serif" fo:font-weight="bold" style:font-weight-asian="bold" style:font-weight-complex="bold"/>
    </style:style>
    <style:style style:name="T29" style:family="text">
      <style:text-properties style:use-window-font-color="true"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xBotix HRLV-MaxSonar-EZ4 Ultrasonic Range Finder</text:p>
      <text:p text:style-name="P2"/>
      <text:p text:style-name="P2"/>
      <text:p text:style-name="Text_20_body">We use the <text:a xlink:type="simple" xlink:href="https://www.sparkfun.com/products/11309" text:style-name="Internet_20_link" text:visited-style-name="Visited_20_Internet_20_Link">MaxBotix H</text:a><text:a xlink:type="simple" xlink:href="https://www.sparkfun.com/products/11309" text:style-name="Internet_20_link" text:visited-style-name="Visited_20_Internet_20_Link">RLV-MaxSonar-EZ4 Ultrasonic Range Finder</text:a> <text:span text:style-name="T26">purchased </text:span>through <text:a xlink:type="simple" xlink:href="https://www.sparkfun.com/" text:style-name="Internet_20_link" text:visited-style-name="Visited_20_Internet_20_Link">SparkFun</text:a>.</text:p>
      <text:p text:style-name="Text_20_body"><text:a xlink:type="simple" xlink:href="https://www.maxbotix.com/" text:style-name="Internet_20_link" text:visited-style-name="Visited_20_Internet_20_Link">Max</text:a><text:a xlink:type="simple" xlink:href="https://www.maxbotix.com/" text:style-name="Internet_20_link" text:visited-style-name="Visited_20_Internet_20_Link">B</text:a><text:a xlink:type="simple" xlink:href="https://www.maxbotix.com/" text:style-name="Internet_20_link" text:visited-style-name="Visited_20_Internet_20_Link">otix</text:a> provides a <text:a xlink:type="simple" xlink:href="https://maxbotix.com/documents/HRLV-MaxSonar-EZ_Datasheet.pdf" text:style-name="Internet_20_link" text:visited-style-name="Visited_20_Internet_20_Link">datasheet</text:a>. </text:p>
      <text:h text:style-name="P10" text:outline-level="1">Read <text:span text:style-name="T27">R</text:span>ange</text:h>
      <text:p text:style-name="Standard">We use the UART on the SparkFun RedBoard Turbo to interface with the serial TTL TX of the MaxBotix HRLV-MaxSonar-EZ4 Ultrasonic Range Finder.</text:p>
      <text:p text:style-name="Standard"><text:span text:style-name="Source_20_Text"/></text:p>
      <text:p text:style-name="P4"><text:span text:style-name="Source_20_Text"><text:span text:style-name="T14">Read </text:span></text:span><text:span text:style-name="Source_20_Text"><text:span text:style-name="T15">Range</text:span></text:span></text:p>
      <text:p text:style-name="Standard"><text:span text:style-name="Source_20_Text"/></text:p>
      <text:p text:style-name="P6"><text:span text:style-name="Source_20_Text"><text:span text:style-name="T9">$: sudo </text:span></text:span><text:span text:style-name="Source_20_Text"><text:span text:style-name="T8">cp -r </text:span></text:span><text:span text:style-name="Source_20_Text"><text:span text:style-name="T10">sw/</text:span></text:span><text:span text:style-name="Source_20_Text"><text:span text:style-name="T8">SparkFun_RedBoard_Turbo/</text:span></text:span><text:span text:style-name="Source_20_Text"><text:span text:style-name="T2">MaxBotix_</text:span></text:span><text:span text:style-name="Source_20_Text"><text:span text:style-name="T29">HRLV-MaxSonar-EZ4</text:span></text:span><text:span text:style-name="Source_20_Text"><text:span text:style-name="T2">_</text:span></text:span><text:span text:style-name="Source_20_Text"><text:span text:style-name="T29">Ultrasonic</text:span></text:span><text:span text:style-name="Source_20_Text"><text:span text:style-name="T2">_</text:span></text:span><text:span text:style-name="Source_20_Text"><text:span text:style-name="T29">Rang</text:span></text:span><text:span text:style-name="Source_20_Text"><text:span text:style-name="T2">e_</text:span></text:span><text:span text:style-name="Source_20_Text"><text:span text:style-name="T29">Finder/</text:span></text:span><text:span text:style-name="Source_20_Text"><text:span text:style-name="T28">read_range</text:span></text:span><text:span text:style-name="Source_20_Text"><text:span text:style-name="T8"> /opt/SparkFun_RedBoard_Turbo/Arduino</text:span></text:span></text:p>
      <text:p text:style-name="P6"><text:span text:style-name="Source_20_Text"><text:span text:style-name="T11">$: sudo chmod -R +666 </text:span></text:span><text:span text:style-name="Source_20_Text"><text:span text:style-name="T12">/opt/</text:span></text:span><text:span text:style-name="Source_20_Text"><text:span text:style-name="T10">SparkFun</text:span></text:span><text:span text:style-name="Source_20_Text"><text:span text:style-name="T13">_</text:span></text:span><text:span text:style-name="Source_20_Text"><text:span text:style-name="T10">RedBoard</text:span></text:span><text:span text:style-name="Source_20_Text"><text:span text:style-name="T13">_</text:span></text:span><text:span text:style-name="Source_20_Text"><text:span text:style-name="T10">Turbo</text:span></text:span></text:p>
      <text:p text:style-name="P6"/>
      <text:p text:style-name="P6">Arduino IDE</text:p>
      <text:p text:style-name="P7">$: arduino</text:p>
      <text:p text:style-name="P7"><text:span text:style-name="Source_20_Text"><text:span text:style-name="T11">&gt; File&gt;Sketchbook&gt;</text:span></text:span><text:span text:style-name="Source_20_Text"><text:span text:style-name="T16">read_</text:span></text:span><text:span text:style-name="Source_20_Text"><text:span text:style-name="T17">range</text:span></text:span></text:p>
      <text:p text:style-name="P3"><text:span text:style-name="Source_20_Text"><text:span text:style-name="T4">&gt; Click </text:span></text:span><text:span text:style-name="Source_20_Text"><text:span text:style-name="T5">Serial Monitor icon</text:span></text:span></text:p>
      <text:p text:style-name="P3"><text:span text:style-name="Source_20_Text"><text:span text:style-name="T5">&gt; Select </text:span></text:span><text:bookmark-start text:name="__DdeLink__3887_160445400"/><text:span text:style-name="Source_20_Text"><text:span text:style-name="T5">115200</text:span></text:span><text:bookmark-end text:name="__DdeLink__3887_160445400"/><text:span text:style-name="Source_20_Text"><text:span text:style-name="T5"> baud</text:span></text:span></text:p>
      <text:p text:style-name="P3"><text:span text:style-name="Source_20_Text"><text:span text:style-name="T4">&gt; Click </text:span></text:span><text:span text:style-name="Source_20_Text"><text:span text:style-name="T5">Upload icon </text:span></text:span><text:span text:style-name="Source_20_Text"><text:span text:style-name="T6">(until flash is successful)</text:span></text:span></text:p>
      <text:p text:style-name="P3"><text:span text:style-name="Source_20_Text"><text:span text:style-name="T7"/></text:span></text:p>
      <text:p text:style-name="P5"><text:span text:style-name="Source_20_Text"><text:span text:style-name="T23">MaxBotix HRLV-MaxSonar-EZ4 Ultrasonic Range Finder</text:span></text:span></text:p>
      <text:p text:style-name="P5"><text:span text:style-name="Source_20_Text"><text:span text:style-name="T23">Range [mm]: </text:span></text:span><text:span text:style-name="Source_20_Text"><text:span text:style-name="T25">3705</text:span></text:span></text:p>
      <text:p text:style-name="P9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c5e0db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12:59.459638016</dc:date>
    <meta:editing-duration>P1DT15H44M46S</meta:editing-duration>
    <meta:editing-cycles>153</meta:editing-cycles>
    <meta:document-statistic meta:table-count="0" meta:image-count="0" meta:object-count="0" meta:page-count="1" meta:paragraph-count="17" meta:word-count="94" meta:character-count="763" meta:non-whitespace-character-count="685"/>
  </office:meta>
</office:document-meta>
</file>